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 table:number-rows-repeated="1048353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23:18:12.625819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29T23:25:31.747496621</dc:date>
    <meta:editing-duration>PT10H48M31S</meta:editing-duration>
    <meta:editing-cycles>93</meta:editing-cycles>
    <meta:generator>LibreOffice/6.0.7.3$Linux_X86_64 LibreOffice_project/00m0$Build-3</meta:generator>
    <meta:document-statistic meta:table-count="1" meta:cell-count="518" meta:object-count="0"/>
  </office:meta>
</office:document-meta>
</file>